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7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886</text:p>
      <text:p text:style-name="P5">Month<text:tab/><text:tab/><text:tab/><text:tab/><text:tab/><text:tab/>April</text:p>
      <text:p text:style-name="P5">Year<text:tab/><text:tab/><text:tab/><text:tab/><text:tab/><text:tab/>188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hrough page 8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Leopold Zunz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143" is written in pencil and circled in the top right corner of the page.]</text:p>
      <text:p text:style-name="P3"/>
      <text:p text:style-name="P2">On the death of Leopold Zunz/</text:p>
      <text:p text:style-name="P2">April 1886/</text:p>
      <text:p text:style-name="P2"/>
      <text:p text:style-name="P3">[Page 1]</text:p>
      <text:p text:style-name="P3">Brethren. <text:s/>Two Sabbaths ago, the submarine/ cable conveyed a news which was not startling/ to the commercial or political world, but which/ must have occasioned a stir in the world of/ letters. <text:s/>For it announced the death of Leopold/ Zunz--the nonagenarian Jew to whom the creation/ of a unique literature is confessedly due. <text:s/>Had/ I heard of the demise of that famous coreligionist/ of ours, early <text:span text:style-name="T2">in</text:span><text:span text:style-name="T4"> the same morning, before the service/ at the synagogue began, I might have ventured/ some pertinent remarks, necessarily brief, but of/ a eulogistic character, such as the subject called/ for, although my annual pleading in behalf of/ the Alliance was expected upon that day preceding Purim./ <text:s/>Last sabbath I would not fittingly introduce that/ topic. <text:s/>I naturally felt prompted to confine/ my address to the thirty fifth anniversary of/ my having stood at this sacred desk. <text:s/>But/ I must not defer any longer a religious duty--the duty/ incumbent on the old in Israel to show the young/ that we have a history to which we may point with/</text:span></text:p>
      <text:p text:style-name="P3"><text:span text:style-name="T4"/></text:p>
      <text:p text:style-name="P3"><text:span text:style-name="T4">[Page 2]</text:span></text:p>
      <text:p text:style-name="P3"><text:span text:style-name="T4">pride, and that one of our brethren has/ splendidly illustrated it; that Zunz devoted his except-/-ional </text:span><text:soft-page-break/><text:span text:style-name="T4">talents to the task of searching out and set-/-ting to view what sheds glory upon our people./ <text:s/>The celebrated author who died recently in Berlin,/ wrote principally in German, but parts of his/ productions which have been rendered in other lan-/-guages, and several articles issued from his prolific/ pen in Hebrew, have enabled me to form the/ literary acquaintance of the venerable sage. <text:s/>I/ admire his marvellous industry, which yielded/ a masterly delineation of a literature vast and su-/-blime, but which the prejudiced ignore, and ignorance/ despises. <text:s/>For ages has the syna-/-gogue liturgy been recited, devotionally by some, me-/-chanically by others, but neither the lip worshippers[sic!]/ nor the pious understood the origin of many prayers/ intended to lift up the soul to its Maker, nor/ the causes that elicited national elegies breathing/ forth hatred against oppression. <text:s/>Zunz revealed/ what had been hidden; his unrivalled[sic!] powers imparted/ to it life and beauty./</text:span></text:p>
      <text:p text:style-name="P3"><text:span text:style-name="T4"/></text:p>
      <text:p text:style-name="P3"><text:span text:style-name="T4">[Page 3]</text:span></text:p>
      <text:p text:style-name="P3"><text:span text:style-name="T4">So likewise, all knew that immense volumes of/ a legendary character exist, besides instructive parables and/ stories </text:span><text:span text:style-name="T2">abounding in</text:span><text:span text:style-name="T4"> interspersed through the Talmud, but no scholar/ at the commencement of this century, had attempt-/-ed the </text:span><text:span text:style-name="T2">herculean</text:span><text:span text:style-name="T4"> almost superhuman task to make those writings </text:span><text:span text:style-name="T2">tell</text:span><text:span text:style-name="T4"> disclose/ the places of their nativity, their ages and their/ authors</text:span><text:span text:style-name="T2">hip</text:span><text:span text:style-name="T4">. <text:s/>Zunz, the giant of intellect assumed/ that undertaking soon crowned with marvellous success. <text:s/>Again:/ of all medieval Rabbis, Rashi is perhaps the/ most familiar name to Israelites, even they/ never </text:span><text:span text:style-name="T2">he</text:span><text:span text:style-name="T4"> read a line of his extension comments, but/ who could tell with accuracy what the disciples/ of that Prince of the Judaic French school brought/ forth? <text:s/>Zunz summoned to his aid untiring ener-/-gy and a </text:span><text:span text:style-name="T2">deep</text:span><text:span text:style-name="T4"> mighty love for our ancient </text:span><text:span text:style-name="T2">lore</text:span><text:span text:style-name="T4"> literature, and/ dived into depths that none had sounded before./ <text:s/>His luminous mind saw precious gems where benighted/ arrogance supposed there would be naught but/ worthless pebbles. <text:s/>When the man of Berlin gave /us his "something about Rabbinical </text:span><text:span text:style-name="T2">literature</text:span><text:span text:style-name="T4"> lore" he laid/ out a treasure of learning at which his contemporaries/</text:span></text:p>
      <text:p text:style-name="P3"><text:span text:style-name="T4"/></text:p>
      <text:p text:style-name="P3"><text:span text:style-name="T4">[Page 4]</text:span></text:p>
      <text:p text:style-name="P3"><text:span text:style-name="T4">looked in wonderment. <text:s/>But when the/ history of the Synagogue, the liturgy of the Syna-/-gogue, and the poetry of the Synagogue were/ unfolded with a wealth of erudition simply ex-/-haustless, professors in high seats of European/ universities, arose to hail the creator of a new liter-/-ature. <text:s/>Men who speak the language that the/ famous nonagenarian enriched, pay homage to that/ creative genius. <text:s/>They invoke it in their dedicatory/ addresses, in books, in pamphlets, in essays in-/-scribed to the name of Zunz. <text:s/>But it is no/ light honor to the German, that the world-renowned/ Italian Hebraist--Samuel David Luzzatto--sang/ in verses the glories of his senior contemporary, of one/ he gracefully called, a jewelled[sic!] diadem that adorns/ the chosen race. <text:s/>Sterling merits mirrored/ in one another, and recognizing each other's greatness!/ <text:s/></text:span></text:p>
      <text:p text:style-name="P3"><text:span text:style-name="T4"><text:tab/>But has any among my audience perused por-/tions of Zunz's "Hebrew characteristics" in English, defective as the translation obviously is? <text:s/>The mo-/-rality of Rabbis who lived in the middle ages is/ made to shine more resplendently by a contrast/</text:span></text:p>
      <text:p text:style-name="P3"><text:span text:style-name="T4"/></text:p>
      <text:p text:style-name="P3"><text:span text:style-name="T4">[Page 5]</text:span></text:p>
      <text:p text:style-name="P3"><text:span text:style-name="T4">with the brutality, debauchery, bigotry and/ dishonesty of the would be champions of Christianity--/ with reprobate crusaders who turned Europe and/ Western Asia into a charnel house, where innocent/ Jews lay murdered; with depraved knight-templars,/ whose villainy makes chastity veil her face./ <text:s/>I feel always sad when I hear my people speak/ contemptuously of the Rabbis, as if our olden teachers/ were the impersonation of superstition and narrow/ prejudice. <text:s/>I am pained because I detect Hebrew/ illiteracy. <text:s/>I read of a man like Asher Ben Je-/-chiel, who in the fourteenth century fled from/ Germany to Spain by reason of insufferable perse-/-cution, still bidding his children in his last will/ and testament never to </text:span><text:span text:style-name="T2">speak ill</text:span><text:span text:style-name="T4"> blacken the characters of their neighbors,/ never to mock or revile a human being, nor raise/ the hand to strike even an offender, and before/ the meek German Rabbi had so enjoined upon/ </text:span><text:soft-page-break/><text:span text:style-name="T4">his offspring, the French Moses of Concy had/ told his brethren,--while Christians repudiated their/ debts to the Jews--never to dare deceive any persons/ be they of whatever religion and race; and earlier/</text:span></text:p>
      <text:p text:style-name="P3"><text:span text:style-name="T4"/></text:p>
      <text:p text:style-name="P3"><text:span text:style-name="T4">[Page 6]</text:span></text:p>
      <text:p text:style-name="P3"><text:span text:style-name="T4">still Judah Ben Samuel, styled </text:span><text:span text:style-name="T5">Chasid</text:span><text:span text:style-name="T6">--the/ pious--ordered that if a contract be entered into/ between a Jew and a non-Israelite, though the latter/ fail to perform his part, the former must carry/ out that about which he has pledged his sacred honor./ <text:s/>Leopold Zunz with that keen satire which he could/ use most effectively says: that the Jews of the/ middle ages "children of the devil," as they were called,/ stood immeasurably higher than their </text:span><text:span text:style-name="T3">fill</text:span><text:span text:style-name="T6"> persecutors and/ of leaders in the Church, noted only for their idleness/ and gluttony, for the stupidity into which they were/ stuped. <text:s/>Competent judges have credited/ Zunz </text:span><text:span text:style-name="T3">into</text:span><text:span text:style-name="T6"> with a force of diction unsurpassed. <text:s/>But the/ sage of Berlin whose object was the vindication/ of Israel, did not rest on the laurels he had even/ by his productions in a classical German style./ <text:s/>He studied foreign languages in the pursuit of his/ noble scheme. <text:s/>Knowing that the archives of/ Hebrew congregations in the peninsula between the/ Alps and the Appenines, contained documents that/ cast a flood of light on the life of our people, he/</text:span></text:p>
      <text:p text:style-name="P3"><text:span text:style-name="T6"/></text:p>
      <text:p text:style-name="P3"><text:span text:style-name="T6">[Page 7]</text:span></text:p>
      <text:p text:style-name="P3"><text:span text:style-name="T6">studied Italian and searched out Italian/ libraries, and Italian chronicles. <text:s/>Thus was/ he enabled to produce his "history of the Jews/ in Sicily," a volume penned with that thorough-/-ness which </text:span><text:span text:style-name="T3">signalize</text:span><text:span text:style-name="T6"> mark out all the works of Zunz./ <text:s/>Its contents are, as might be anticipated, a nar-/-rative of spoliation, suffering and banishment./ <text:s/>Zunz wrote it in German, but his admirer, Peter/ Perreau,--a catholic prelate, royal librarian at Parma,/ whose exertions in </text:span><text:span text:style-name="T3">our</text:span><text:span text:style-name="T6"> behalf of our literature are a/ reproach to Jews--has </text:span><text:span text:style-name="T3">rendered</text:span><text:span text:style-name="T6"> made a version of the/ book into faultless Italian, enriching it with a number/ of annotations. <text:s/>But long before the product-/-ion of the illustrious Jew of Berlin attracted my notice/ by translations in part or in their entirity[sic!], I had/ opportunities to form some conceptions of his almost/ illimitable erudition. <text:s/>His contributions to an/ invaluable periodical, published years ago in Hebrew/ in the interest of the sacred language and of Jewish science,/ afforded me those means. <text:s/>One article on Rabbi/ Azariah De Rossi of the sixteenth century--the father/ of modern Talmudical criticism--would have sufficed/</text:span></text:p>
      <text:p text:style-name="P3"><text:span text:style-name="T6"/></text:p>
      <text:p text:style-name="P3"><text:span text:style-name="T6">[Page 8]</text:span></text:p>
      <text:p text:style-name="P3"><text:span text:style-name="T6">to give the writer fame, but Zunz brought the vast/ range of his scholarship to bear also on a discussion carried/ on in the Hebrew language about the birth place of/ Kalir--a prolific </text:span><text:span text:style-name="T3">author of poems writer</text:span><text:span text:style-name="T6"> synagogoical poet, whose effusions forming no insi-/-gnificant part of the Ashkenazic ritual./</text:span></text:p>
      <text:p text:style-name="P3"><text:span text:style-name="T6">To me individually, a most acceptable feature in the/ character of Leopold Zunz is the stand he took regarding/ the nascent "Reform" of Judaic Germany. <text:s/>He had/ favored the novel idea, and, I regret to add, had en-/-couraged it by writings damaging to our national/ traditions, but his far-sighted sagacity was not/ long to discover that German Reform </text:span><text:span text:style-name="T3">led to</text:span><text:span text:style-name="T6"> meant unbelief/ and led to apostacy. <text:s/>The soul of the immortal Zunz/ shrunk back in horror. <text:s/>Mosaism was to/ have been converted into nihilism, or, at best, into/ a hypocritical compromise with the popular creed/ for temporal gains. <text:s/>Zunz cut loose of the association/ of the worldly, and returned to the path of enlightened/ conservatism. <text:s/>There posterity will search for the great/ nonagenarian. <text:s/>In the pantheon of celebrities, raised to/ the memory of distinguished Jewish authors of the nineteenth/</text:span></text:p>
      <text:p text:style-name="P3"><text:span text:style-name="T6"/></text:p>
      <text:p text:style-name="P3"><text:span text:style-name="T6">[Page 9]</text:span></text:p>
      <text:p text:style-name="P3"><text:span text:style-name="T6">century, future generations will see foremost/ and admire the hoary headed Leopold Zunz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5:29:07.60</meta:creation-date>
    <meta:document-statistic meta:table-count="0" meta:image-count="0" meta:object-count="0" meta:page-count="4" meta:paragraph-count="84" meta:word-count="1654" meta:character-count="10509"/>
    <dc:date>2012-11-15T15:58:35.83</dc:date>
    <meta:editing-duration>PT9M3S</meta:editing-duration>
    <meta:editing-cycles>1</meta:editing-cycles>
    <meta:generator>OpenOffice.org/3.4.1$Win32 OpenOffice.org_project/341m1$Build-9593</meta:generator>
  </office:meta>
</office:document-meta>
</file>